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20000023438D2AD33F662B9CA.png" manifest:media-type="image/png"/>
  <manifest:file-entry manifest:full-path="Pictures/10000201000003C000000239D6F06D60F52B885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none"/>
    </style:style>
    <style:style style:name="P3" style:family="paragraph">
      <loext:graphic-properties draw:fill="none"/>
      <style:paragraph-properties fo:text-align="center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/>
      <style:paragraph-properties fo:text-align="center"/>
      <style:text-properties style:text-line-through-style="none" style:text-line-through-type="none" fo:font-size="28pt" style:text-underline-style="none" fo:font-weight="bold" style:font-size-asian="28pt" style:font-weight-asian="bold" style:font-size-complex="28pt" style:font-weight-complex="bold"/>
    </style:style>
    <style:style style:name="T1" style:family="text"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T2" style:family="text">
      <style:text-properties style:text-line-through-style="none" style:text-line-through-type="none" fo:font-size="28pt" style:text-underline-style="none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61cm" svg:x="3.98cm" svg:y="5.1cm">
          <draw:image xlink:href="Pictures/10000201000003C000000239D6F06D60F52B8851.png" xlink:type="simple" xlink:show="embed" xlink:actuate="onLoad">
            <text:p/>
          </draw:image>
        </draw:frame>
        <draw:line draw:style-name="gr2" draw:text-style-name="P3" draw:layer="layout" svg:x1="2.5cm" svg:y1="9.894cm" svg:x2="4.5cm" svg:y2="8.794cm">
          <text:p text:style-name="P2"><text:span text:style-name="T1">1</text:span></text:p>
        </draw:line>
        <draw:line draw:style-name="gr2" draw:text-style-name="P3" draw:layer="layout" svg:x1="2.8cm" svg:y1="5.694cm" svg:x2="5.5cm" svg:y2="6.694cm">
          <text:p text:style-name="P4"><text:span text:style-name="T1">2</text:span></text:p>
        </draw:line>
        <draw:line draw:style-name="gr2" draw:text-style-name="P3" draw:layer="layout" svg:x1="4.9cm" svg:y1="11.594cm" svg:x2="6.9cm" svg:y2="10.494cm">
          <text:p text:style-name="P4"><text:span text:style-name="T1">3</text:span></text:p>
        </draw:line>
        <draw:line draw:style-name="gr2" draw:text-style-name="P3" draw:layer="layout" svg:x1="10.8cm" svg:y1="10.7cm" svg:x2="13.6cm" svg:y2="9.6cm">
          <text:p text:style-name="P4"><text:span text:style-name="T1">4</text:span></text:p>
        </draw:line>
        <draw:line draw:style-name="gr2" draw:text-style-name="P3" draw:layer="layout" svg:x1="10.5cm" svg:y1="12cm" svg:x2="13.4cm" svg:y2="11.4cm">
          <text:p text:style-name="P4"><text:span text:style-name="T1">5</text:span></text:p>
        </draw:line>
        <draw:line draw:style-name="gr2" draw:text-style-name="P3" draw:layer="layout" svg:x1="11.7cm" svg:y1="13.1cm" svg:x2="13.3cm" svg:y2="13.1cm">
          <text:p text:style-name="P4"><text:span text:style-name="T1">6</text:span></text:p>
        </draw:line>
      </draw:page>
      <draw:page draw:name="page2" draw:style-name="dp1" draw:master-page-name="Default">
        <draw:frame draw:style-name="gr1" draw:text-style-name="P1" draw:layer="layout" svg:width="20.473cm" svg:height="12.003cm" svg:x="4.1cm" svg:y="3.697cm">
          <draw:image xlink:href="Pictures/10000201000003C20000023438D2AD33F662B9CA.png" xlink:type="simple" xlink:show="embed" xlink:actuate="onLoad">
            <text:p/>
          </draw:image>
        </draw:frame>
        <draw:line draw:style-name="gr2" draw:text-style-name="P3" draw:layer="layout" svg:x1="5.3cm" svg:y1="12.3cm" svg:x2="7.5cm" svg:y2="11.4cm">
          <text:p text:style-name="P4"><text:span text:style-name="T1">7</text:span></text:p>
        </draw:line>
        <draw:line draw:style-name="gr2" draw:text-style-name="P5" draw:layer="layout" svg:x1="19.5cm" svg:y1="5.8cm" svg:x2="21.5cm" svg:y2="7.2cm">
          <text:p text:style-name="P4"><text:span text:style-name="T2">8</text:span></text:p>
        </draw:line>
        <draw:line draw:style-name="gr2" draw:text-style-name="P3" draw:layer="layout" svg:x1="11.4cm" svg:y1="10.3cm" svg:x2="13.1cm" svg:y2="10.3cm">
          <text:p text:style-name="P4"><text:span text:style-name="T1">9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14:44:01.496806369</meta:creation-date>
    <dc:date>2019-04-09T14:59:59.782787741</dc:date>
    <meta:editing-duration>PT5M48S</meta:editing-duration>
    <meta:editing-cycles>1</meta:editing-cycles>
    <meta:document-statistic meta:object-count="11"/>
    <meta:generator>LibreOffice/6.0.7.3$Linux_X86_64 LibreOffice_project/00m0$Build-3</meta:generator>
  </office:meta>
</office:document-meta>
</file>